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0.952in"/>
    </style:style>
    <style:style style:name="TableColumn31" style:family="table-column">
      <style:table-column-properties style:column-width="0.6916in"/>
    </style:style>
    <style:style style:name="TableColumn32" style:family="table-column">
      <style:table-column-properties style:column-width="0.5562in"/>
    </style:style>
    <style:style style:name="TableColumn33" style:family="table-column">
      <style:table-column-properties style:column-width="0.7937in"/>
    </style:style>
    <style:style style:name="TableColumn34" style:family="table-column">
      <style:table-column-properties style:column-width="0.7888in"/>
    </style:style>
    <style:style style:name="TableColumn35" style:family="table-column">
      <style:table-column-properties style:column-width="0.818in"/>
    </style:style>
    <style:style style:name="TableColumn36" style:family="table-column">
      <style:table-column-properties style:column-width="2.0854in"/>
    </style:style>
    <style:style style:name="Table29" style:family="table">
      <style:table-properties style:width="6.684in" fo:margin-left="0in" table:align="left"/>
    </style:style>
    <style:style style:name="TableRow37" style:family="table-row">
      <style:table-row-properties style:min-row-height="0.2083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208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3" style:family="paragraph">
      <style:text-properties fo:font-weight="bold" style:font-weight-asian="bold" style:font-weight-complex="bold"/>
    </style:style>
    <style:style style:name="P133" style:parent-style-name="Normal" style:list-style-name="LFO3" style:family="paragraph">
      <style:text-properties fo:font-weight="bold" style:font-weight-asian="bold" style:font-weight-complex="bold"/>
    </style:style>
    <style:style style:name="P134" style:parent-style-name="Normal" style:list-style-name="LFO3" style:family="paragraph">
      <style:text-properties fo:font-weight="bold" style:font-weight-asian="bold" style:font-weight-complex="bold"/>
    </style:style>
    <style:style style:name="P135" style:parent-style-name="Normal" style:list-style-name="LFO3" style:family="paragraph">
      <style:text-properties fo:font-weight="bold" style:font-weight-asian="bold" style:font-weight-complex="bold"/>
    </style:style>
    <style:style style:name="P136" style:parent-style-name="Normal" style:list-style-name="LFO3" style:family="paragraph">
      <style:text-properties fo:font-weight="bold" style:font-weight-asian="bold" style:font-weight-complex="bold"/>
    </style:style>
    <style:style style:name="P137" style:parent-style-name="Normal" style:list-style-name="LFO3" style:family="paragraph">
      <style:text-properties fo:font-weight="bold" style:font-weight-asian="bold" style:font-weight-complex="bold"/>
    </style:style>
    <style:style style:name="P138" style:parent-style-name="Normal" style:list-style-name="LFO3" style:family="paragraph">
      <style:text-properties fo:font-weight="bold" style:font-weight-asian="bold" style:font-weight-complex="bold"/>
    </style:style>
    <style:style style:name="P139" style:parent-style-name="Normal" style:list-style-name="LFO3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list-style-name="LFO3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list-style-name="LFO23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23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23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23" style:family="paragraph"/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list-style-name="LFO23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list-style-name="LFO4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4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4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4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MS Gothic" style:font-name-asian="MS Gothic" style:font-name-complex="MS Gothic"/>
    </style:style>
    <style:style style:name="T174" style:parent-style-name="DefaultParagraphFont" style:family="text">
      <style:text-properties style:font-name-complex="Aptos"/>
    </style:style>
    <style:style style:name="T175" style:parent-style-name="DefaultParagraphFont" style:family="text">
      <style:text-properties style:font-name="MS Gothic" style:font-name-asian="MS Gothic" style:font-name-complex="MS Gothic"/>
    </style:style>
    <style:style style:name="T176" style:parent-style-name="DefaultParagraphFont" style:family="text">
      <style:text-properties style:font-name-complex="Aptos"/>
    </style:style>
    <style:style style:name="T177" style:parent-style-name="DefaultParagraphFont" style:family="text">
      <style:text-properties style:font-name="MS Gothic" style:font-name-asian="MS Gothic" style:font-name-complex="MS Gothic"/>
    </style:style>
    <style:style style:name="T178" style:parent-style-name="DefaultParagraphFont" style:family="text">
      <style:text-properties style:font-name-complex="Aptos"/>
    </style:style>
    <style:style style:name="T179" style:parent-style-name="DefaultParagraphFont" style:family="text">
      <style:text-properties style:font-name="MS Gothic" style:font-name-asian="MS Gothic" style:font-name-complex="MS Gothic"/>
    </style:style>
    <style:style style:name="T180" style:parent-style-name="DefaultParagraphFont" style:family="text">
      <style:text-properties style:font-name-complex="Aptos"/>
    </style:style>
    <style:style style:name="T181" style:parent-style-name="DefaultParagraphFont" style:family="text">
      <style:text-properties style:font-name="MS Gothic" style:font-name-asian="MS Gothic" style:font-name-complex="MS Gothic"/>
    </style:style>
    <style:style style:name="T182" style:parent-style-name="DefaultParagraphFont" style:family="text">
      <style:text-properties style:font-name-complex="Aptos"/>
    </style:style>
    <style:style style:name="T183" style:parent-style-name="DefaultParagraphFont" style:family="text">
      <style:text-properties style:font-name="MS Gothic" style:font-name-asian="MS Gothic" style:font-name-complex="MS Gothic"/>
    </style:style>
    <style:style style:name="T184" style:parent-style-name="DefaultParagraphFont" style:family="text">
      <style:text-properties style:font-name-complex="Aptos"/>
    </style:style>
    <style:style style:name="T185" style:parent-style-name="DefaultParagraphFont" style:family="text">
      <style:text-properties style:font-name="MS Gothic" style:font-name-asian="MS Gothic" style:font-name-complex="MS Gothic"/>
    </style:style>
    <style:style style:name="T186" style:parent-style-name="DefaultParagraphFont" style:family="text">
      <style:text-properties style:font-name-complex="Aptos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T188" style:parent-style-name="DefaultParagraphFont" style:family="text">
      <style:text-properties fo:font-style="italic" style:font-style-asian="italic" style:font-style-complex="italic"/>
    </style:style>
    <style:style style:name="T189" style:parent-style-name="DefaultParagraphFont" style:family="text">
      <style:text-properties fo:font-style="italic" style:font-style-asian="italic" style:font-style-complex="italic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T191" style:parent-style-name="DefaultParagraphFont" style:family="text">
      <style:text-properties fo:font-style="italic" style:font-style-asian="italic" style:font-style-complex="italic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T20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list-style-name="LFO5" style:family="paragraph"/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5" style:family="paragraph"/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list-style-name="LFO5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list-style-name="LFO5" style:family="paragraph"/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Normal" style:list-style-name="LFO5" style:family="paragraph"/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Normal" style:list-style-name="LFO5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5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5" style:family="paragraph"/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list-style-name="LFO5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5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list-style-name="LFO24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Normal" style:list-style-name="LFO24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Normal" style:list-style-name="LFO24" style:family="paragraph"/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list-style-name="LFO24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family="paragraph">
      <style:paragraph-properties fo:margin-left="0.5in">
        <style:tab-stops/>
      </style:paragraph-properties>
    </style:style>
    <style:style style:name="T2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P236" style:parent-style-name="Normal" style:list-style-name="LFO25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Normal" style:list-style-name="LFO25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list-style-name="LFO25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list-style-name="LFO25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25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25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25" style:family="paragraph"/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list-style-name="LFO26" style:family="paragraph"/>
    <style:style style:name="T252" style:parent-style-name="DefaultParagraphFont" style:family="text">
      <style:text-properties fo:font-weight="bold" style:font-weight-asian="bold" style:font-weight-complex="bold"/>
    </style:style>
    <style:style style:name="P253" style:parent-style-name="Normal" style:list-style-name="LFO26" style:family="paragraph"/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list-style-name="LFO26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Normal" style:list-style-name="LFO26" style:family="paragraph"/>
    <style:style style:name="T258" style:parent-style-name="DefaultParagraphFont" style:family="text">
      <style:text-properties fo:font-weight="bold" style:font-weight-asian="bold" style:font-weight-complex="bold"/>
    </style:style>
    <style:style style:name="P259" style:parent-style-name="Normal" style:family="paragraph">
      <style:paragraph-properties fo:margin-left="0.5in">
        <style:tab-stops/>
      </style:paragraph-properties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list-style-name="LFO6" style:family="paragraph"/>
    <style:style style:name="T262" style:parent-style-name="DefaultParagraphFont" style:family="text">
      <style:text-properties fo:font-weight="bold" style:font-weight-asian="bold" style:font-weight-complex="bold"/>
    </style:style>
    <style:style style:name="P263" style:parent-style-name="Normal" style:list-style-name="LFO6" style:family="paragraph"/>
    <style:style style:name="T264" style:parent-style-name="DefaultParagraphFont" style:family="text">
      <style:text-properties fo:font-weight="bold" style:font-weight-asian="bold" style:font-weight-complex="bold"/>
    </style:style>
    <style:style style:name="P265" style:parent-style-name="Normal" style:list-style-name="LFO6" style:family="paragraph"/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list-style-name="LFO6" style:family="paragraph"/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list-style-name="LFO7" style:family="paragraph"/>
    <style:style style:name="T271" style:parent-style-name="DefaultParagraphFont" style:family="text">
      <style:text-properties fo:font-weight="bold" style:font-weight-asian="bold" style:font-weight-complex="bold"/>
    </style:style>
    <style:style style:name="P272" style:parent-style-name="Normal" style:list-style-name="LFO7" style:family="paragraph"/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Normal" style:list-style-name="LFO7" style:family="paragraph"/>
    <style:style style:name="T275" style:parent-style-name="DefaultParagraphFont" style:family="text">
      <style:text-properties fo:font-weight="bold" style:font-weight-asian="bold" style:font-weight-complex="bold"/>
    </style:style>
    <style:style style:name="T2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Normal" style:list-style-name="LFO8" style:family="paragraph"/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list-style-name="LFO8" style:family="paragraph"/>
    <style:style style:name="T282" style:parent-style-name="DefaultParagraphFont" style:family="text">
      <style:text-properties fo:font-weight="bold" style:font-weight-asian="bold" style:font-weight-complex="bold"/>
    </style:style>
    <style:style style:name="P283" style:parent-style-name="Normal" style:list-style-name="LFO8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list-style-name="LFO8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P288" style:parent-style-name="Normal" style:list-style-name="LFO9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Normal" style:list-style-name="LFO9" style:family="paragraph"/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Normal" style:list-style-name="LFO9" style:family="paragraph"/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Normal" style:list-style-name="LFO9" style:family="paragraph"/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Normal" style:family="paragraph">
      <style:text-properties fo:font-weight="bold" style:font-weight-asian="bold" style:font-weight-complex="bold"/>
    </style:style>
    <style:style style:name="P297" style:parent-style-name="Normal" style:list-style-name="LFO10" style:family="paragraph"/>
    <style:style style:name="T298" style:parent-style-name="DefaultParagraphFont" style:family="text">
      <style:text-properties fo:font-weight="bold" style:font-weight-asian="bold" style:font-weight-complex="bold"/>
    </style:style>
    <style:style style:name="P299" style:parent-style-name="Normal" style:list-style-name="LFO10" style:family="paragraph"/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Normal" style:list-style-name="LFO10" style:family="paragraph"/>
    <style:style style:name="T302" style:parent-style-name="DefaultParagraphFont" style:family="text">
      <style:text-properties fo:font-weight="bold" style:font-weight-asian="bold" style:font-weight-complex="bold"/>
    </style:style>
    <style:style style:name="P303" style:parent-style-name="Normal" style:list-style-name="LFO10" style:family="paragraph"/>
    <style:style style:name="T304" style:parent-style-name="DefaultParagraphFont" style:family="text">
      <style:text-properties fo:font-weight="bold" style:font-weight-asian="bold" style:font-weight-complex="bold"/>
    </style:style>
    <style:style style:name="T30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list-style-name="LFO11" style:family="paragraph"/>
    <style:style style:name="T309" style:parent-style-name="DefaultParagraphFont" style:family="text">
      <style:text-properties fo:font-weight="bold" style:font-weight-asian="bold" style:font-weight-complex="bold"/>
    </style:style>
    <style:style style:name="P310" style:parent-style-name="Normal" style:list-style-name="LFO11" style:family="paragraph"/>
    <style:style style:name="T311" style:parent-style-name="DefaultParagraphFont" style:family="text">
      <style:text-properties fo:font-weight="bold" style:font-weight-asian="bold" style:font-weight-complex="bold"/>
    </style:style>
    <style:style style:name="P312" style:parent-style-name="Normal" style:list-style-name="LFO11" style:family="paragraph"/>
    <style:style style:name="T313" style:parent-style-name="DefaultParagraphFont" style:family="text">
      <style:text-properties fo:font-weight="bold" style:font-weight-asian="bold" style:font-weight-complex="bold"/>
    </style:style>
    <style:style style:name="P314" style:parent-style-name="Normal" style:list-style-name="LFO11" style:family="paragraph"/>
    <style:style style:name="T315" style:parent-style-name="DefaultParagraphFont" style:family="text">
      <style:text-properties fo:font-weight="bold" style:font-weight-asian="bold" style:font-weight-complex="bold"/>
    </style:style>
    <style:style style:name="P316" style:parent-style-name="Normal" style:list-style-name="LFO11" style:family="paragraph"/>
    <style:style style:name="T317" style:parent-style-name="DefaultParagraphFont" style:family="text">
      <style:text-properties fo:font-weight="bold" style:font-weight-asian="bold" style:font-weight-complex="bold"/>
    </style:style>
    <style:style style:name="P318" style:parent-style-name="Normal" style:list-style-name="LFO11" style:family="paragraph"/>
    <style:style style:name="T319" style:parent-style-name="DefaultParagraphFont" style:family="text">
      <style:text-properties fo:font-weight="bold" style:font-weight-asian="bold" style:font-weight-complex="bold"/>
    </style:style>
    <style:style style:name="P320" style:parent-style-name="Normal" style:list-style-name="LFO11" style:family="paragraph"/>
    <style:style style:name="T321" style:parent-style-name="DefaultParagraphFont" style:family="text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list-style-name="LFO12" style:family="paragraph"/>
    <style:style style:name="T324" style:parent-style-name="DefaultParagraphFont" style:family="text">
      <style:text-properties fo:font-weight="bold" style:font-weight-asian="bold" style:font-weight-complex="bold"/>
    </style:style>
    <style:style style:name="P325" style:parent-style-name="Normal" style:list-style-name="LFO12" style:family="paragraph"/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list-style-name="LFO12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Normal" style:list-style-name="LFO12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list-style-name="LFO13" style:family="paragraph"/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Normal" style:list-style-name="LFO13" style:family="paragraph"/>
    <style:style style:name="T337" style:parent-style-name="DefaultParagraphFont" style:family="text">
      <style:text-properties fo:font-weight="bold" style:font-weight-asian="bold" style:font-weight-complex="bold"/>
    </style:style>
    <style:style style:name="P338" style:parent-style-name="Normal" style:list-style-name="LFO13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Normal" style:list-style-name="LFO13" style:family="paragraph"/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P343" style:parent-style-name="Normal" style:list-style-name="LFO14" style:family="paragraph"/>
    <style:style style:name="T344" style:parent-style-name="DefaultParagraphFont" style:family="text">
      <style:text-properties fo:font-weight="bold" style:font-weight-asian="bold" style:font-weight-complex="bold"/>
    </style:style>
    <style:style style:name="P345" style:parent-style-name="Normal" style:list-style-name="LFO14" style:family="paragraph"/>
    <style:style style:name="T346" style:parent-style-name="DefaultParagraphFont" style:family="text">
      <style:text-properties fo:font-weight="bold" style:font-weight-asian="bold" style:font-weight-complex="bold"/>
    </style:style>
    <style:style style:name="P347" style:parent-style-name="Normal" style:list-style-name="LFO14" style:family="paragraph"/>
    <style:style style:name="T348" style:parent-style-name="DefaultParagraphFont" style:family="text">
      <style:text-properties fo:font-weight="bold" style:font-weight-asian="bold" style:font-weight-complex="bold"/>
    </style:style>
    <style:style style:name="P349" style:parent-style-name="Normal" style:list-style-name="LFO14" style:family="paragraph"/>
    <style:style style:name="T350" style:parent-style-name="DefaultParagraphFont" style:family="text">
      <style:text-properties fo:font-weight="bold" style:font-weight-asian="bold" style:font-weight-complex="bold"/>
    </style:style>
    <style:style style:name="T3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P354" style:parent-style-name="Normal" style:list-style-name="LFO15" style:family="paragraph"/>
    <style:style style:name="T355" style:parent-style-name="DefaultParagraphFont" style:family="text">
      <style:text-properties fo:font-weight="bold" style:font-weight-asian="bold" style:font-weight-complex="bold"/>
    </style:style>
    <style:style style:name="P356" style:parent-style-name="Normal" style:list-style-name="LFO15" style:family="paragraph"/>
    <style:style style:name="T357" style:parent-style-name="DefaultParagraphFont" style:family="text">
      <style:text-properties fo:font-weight="bold" style:font-weight-asian="bold" style:font-weight-complex="bold"/>
    </style:style>
    <style:style style:name="P358" style:parent-style-name="Normal" style:list-style-name="LFO15" style:family="paragraph"/>
    <style:style style:name="T359" style:parent-style-name="DefaultParagraphFont" style:family="text">
      <style:text-properties fo:font-weight="bold" style:font-weight-asian="bold" style:font-weight-complex="bold"/>
    </style:style>
    <style:style style:name="P360" style:parent-style-name="Normal" style:list-style-name="LFO15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T363" style:parent-style-name="DefaultParagraphFont" style:family="text">
      <style:text-properties style:font-name="Segoe UI Emoji" style:font-name-complex="Segoe UI Emoji"/>
    </style:style>
    <style:style style:name="T364" style:parent-style-name="DefaultParagraphFont" style:family="text">
      <style:text-properties style:font-name="Segoe UI Emoji" style:font-name-complex="Segoe UI Emoji"/>
    </style:style>
    <style:style style:name="T365" style:parent-style-name="DefaultParagraphFont" style:family="text">
      <style:text-properties style:font-name="Segoe UI Emoji" style:font-name-complex="Segoe UI Emoji"/>
    </style:style>
    <style:style style:name="T366" style:parent-style-name="DefaultParagraphFont" style:family="text">
      <style:text-properties style:font-name="Segoe UI Emoji" style:font-name-complex="Segoe UI Emoji"/>
    </style:style>
    <style:style style:name="T367" style:parent-style-name="DefaultParagraphFont" style:family="text">
      <style:text-properties style:font-name="Segoe UI Emoji" style:font-name-complex="Segoe UI Emoji"/>
    </style:style>
    <style:style style:name="P368" style:parent-style-name="Normal" style:family="paragraph">
      <style:text-properties fo:font-weight="bold" style:font-weight-asian="bold" style:font-weight-complex="bold"/>
    </style:style>
    <style:style style:name="P369" style:parent-style-name="Normal" style:list-style-name="LFO16" style:family="paragraph"/>
    <style:style style:name="T370" style:parent-style-name="DefaultParagraphFont" style:family="text">
      <style:text-properties fo:font-weight="bold" style:font-weight-asian="bold" style:font-weight-complex="bold"/>
    </style:style>
    <style:style style:name="P371" style:parent-style-name="Normal" style:list-style-name="LFO16" style:family="paragraph"/>
    <style:style style:name="T372" style:parent-style-name="DefaultParagraphFont" style:family="text">
      <style:text-properties fo:font-weight="bold" style:font-weight-asian="bold" style:font-weight-complex="bold"/>
    </style:style>
    <style:style style:name="P373" style:parent-style-name="Normal" style:list-style-name="LFO16" style:family="paragraph"/>
    <style:style style:name="T374" style:parent-style-name="DefaultParagraphFont" style:family="text">
      <style:text-properties fo:font-weight="bold" style:font-weight-asian="bold" style:font-weight-complex="bold"/>
    </style:style>
    <style:style style:name="P375" style:parent-style-name="Normal" style:list-style-name="LFO16" style:family="paragraph"/>
    <style:style style:name="T376" style:parent-style-name="DefaultParagraphFont" style:family="text">
      <style:text-properties fo:font-weight="bold" style:font-weight-asian="bold" style:font-weight-complex="bold"/>
    </style:style>
    <style:style style:name="T3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P379" style:parent-style-name="Normal" style:family="paragraph">
      <style:text-properties fo:font-weight="bold" style:font-weight-asian="bold" style:font-weight-complex="bold"/>
    </style:style>
    <style:style style:name="P380" style:parent-style-name="Normal" style:list-style-name="LFO17" style:family="paragraph"/>
    <style:style style:name="T381" style:parent-style-name="DefaultParagraphFont" style:family="text">
      <style:text-properties fo:font-weight="bold" style:font-weight-asian="bold" style:font-weight-complex="bold"/>
    </style:style>
    <style:style style:name="P382" style:parent-style-name="Normal" style:list-style-name="LFO17" style:family="paragraph"/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Normal" style:list-style-name="LFO17" style:family="paragraph"/>
    <style:style style:name="T385" style:parent-style-name="DefaultParagraphFont" style:family="text">
      <style:text-properties fo:font-weight="bold" style:font-weight-asian="bold" style:font-weight-complex="bold"/>
    </style:style>
    <style:style style:name="P386" style:parent-style-name="Normal" style:list-style-name="LFO17" style:family="paragraph"/>
    <style:style style:name="T387" style:parent-style-name="DefaultParagraphFont" style:family="text">
      <style:text-properties fo:font-weight="bold" style:font-weight-asian="bold" style:font-weight-complex="bold"/>
    </style:style>
    <style:style style:name="P388" style:parent-style-name="Normal" style:list-style-name="LFO17" style:family="paragraph"/>
    <style:style style:name="T389" style:parent-style-name="DefaultParagraphFont" style:family="text">
      <style:text-properties fo:font-weight="bold" style:font-weight-asian="bold" style:font-weight-complex="bold"/>
    </style:style>
    <style:style style:name="P390" style:parent-style-name="Normal" style:list-style-name="LFO17" style:family="paragraph"/>
    <style:style style:name="T391" style:parent-style-name="DefaultParagraphFont" style:family="text">
      <style:text-properties fo:font-weight="bold" style:font-weight-asian="bold" style:font-weight-complex="bold"/>
    </style:style>
    <style:style style:name="P392" style:parent-style-name="Normal" style:family="paragraph">
      <style:text-properties fo:font-weight="bold" style:font-weight-asian="bold" style:font-weight-complex="bold"/>
    </style:style>
    <style:style style:name="P393" style:parent-style-name="Normal" style:list-style-name="LFO18" style:family="paragraph"/>
    <style:style style:name="T394" style:parent-style-name="DefaultParagraphFont" style:family="text">
      <style:text-properties fo:font-weight="bold" style:font-weight-asian="bold" style:font-weight-complex="bold"/>
    </style:style>
    <style:style style:name="P395" style:parent-style-name="Normal" style:list-style-name="LFO18" style:family="paragraph"/>
    <style:style style:name="T396" style:parent-style-name="DefaultParagraphFont" style:family="text">
      <style:text-properties fo:font-weight="bold" style:font-weight-asian="bold" style:font-weight-complex="bold"/>
    </style:style>
    <style:style style:name="P397" style:parent-style-name="Normal" style:list-style-name="LFO18" style:family="paragraph"/>
    <style:style style:name="T398" style:parent-style-name="DefaultParagraphFont" style:family="text">
      <style:text-properties fo:font-weight="bold" style:font-weight-asian="bold" style:font-weight-complex="bold"/>
    </style:style>
    <style:style style:name="P399" style:parent-style-name="Normal" style:list-style-name="LFO18" style:family="paragraph"/>
    <style:style style:name="T400" style:parent-style-name="DefaultParagraphFont" style:family="text">
      <style:text-properties fo:font-weight="bold" style:font-weight-asian="bold" style:font-weight-complex="bold"/>
    </style:style>
    <style:style style:name="P401" style:parent-style-name="Normal" style:list-style-name="LFO18" style:family="paragraph"/>
    <style:style style:name="T402" style:parent-style-name="DefaultParagraphFont" style:family="text">
      <style:text-properties fo:font-weight="bold" style:font-weight-asian="bold" style:font-weight-complex="bold"/>
    </style:style>
    <style:style style:name="T4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P405" style:parent-style-name="Normal" style:family="paragraph">
      <style:text-properties fo:font-weight="bold" style:font-weight-asian="bold" style:font-weight-complex="bold"/>
    </style:style>
    <style:style style:name="P406" style:parent-style-name="Normal" style:list-style-name="LFO19" style:family="paragraph"/>
    <style:style style:name="T407" style:parent-style-name="DefaultParagraphFont" style:family="text">
      <style:text-properties fo:font-weight="bold" style:font-weight-asian="bold" style:font-weight-complex="bold"/>
    </style:style>
    <style:style style:name="P408" style:parent-style-name="Normal" style:list-style-name="LFO19" style:family="paragraph"/>
    <style:style style:name="T409" style:parent-style-name="DefaultParagraphFont" style:family="text">
      <style:text-properties fo:font-weight="bold" style:font-weight-asian="bold" style:font-weight-complex="bold"/>
    </style:style>
    <style:style style:name="P410" style:parent-style-name="Normal" style:list-style-name="LFO19" style:family="paragraph"/>
    <style:style style:name="T411" style:parent-style-name="DefaultParagraphFont" style:family="text">
      <style:text-properties fo:font-weight="bold" style:font-weight-asian="bold" style:font-weight-complex="bold"/>
    </style:style>
    <style:style style:name="P412" style:parent-style-name="Normal" style:list-style-name="LFO19" style:family="paragraph"/>
    <style:style style:name="T413" style:parent-style-name="DefaultParagraphFont" style:family="text">
      <style:text-properties fo:font-weight="bold" style:font-weight-asian="bold" style:font-weight-complex="bold"/>
    </style:style>
    <style:style style:name="P414" style:parent-style-name="Normal" style:list-style-name="LFO19" style:family="paragraph"/>
    <style:style style:name="T415" style:parent-style-name="DefaultParagraphFont" style:family="text">
      <style:text-properties fo:font-weight="bold" style:font-weight-asian="bold" style:font-weight-complex="bold"/>
    </style:style>
    <style:style style:name="P416" style:parent-style-name="Normal" style:family="paragraph">
      <style:text-properties fo:font-weight="bold" style:font-weight-asian="bold" style:font-weight-complex="bold"/>
    </style:style>
    <style:style style:name="P417" style:parent-style-name="Normal" style:list-style-name="LFO20" style:family="paragraph"/>
    <style:style style:name="T418" style:parent-style-name="DefaultParagraphFont" style:family="text">
      <style:text-properties fo:font-weight="bold" style:font-weight-asian="bold" style:font-weight-complex="bold"/>
    </style:style>
    <style:style style:name="P419" style:parent-style-name="Normal" style:list-style-name="LFO20" style:family="paragraph"/>
    <style:style style:name="T420" style:parent-style-name="DefaultParagraphFont" style:family="text">
      <style:text-properties fo:font-weight="bold" style:font-weight-asian="bold" style:font-weight-complex="bold"/>
    </style:style>
    <style:style style:name="P421" style:parent-style-name="Normal" style:list-style-name="LFO20" style:family="paragraph"/>
    <style:style style:name="T422" style:parent-style-name="DefaultParagraphFont" style:family="text">
      <style:text-properties fo:font-weight="bold" style:font-weight-asian="bold" style:font-weight-complex="bold"/>
    </style:style>
    <style:style style:name="P423" style:parent-style-name="Normal" style:list-style-name="LFO20" style:family="paragraph"/>
    <style:style style:name="T424" style:parent-style-name="DefaultParagraphFont" style:family="text">
      <style:text-properties fo:font-weight="bold" style:font-weight-asian="bold" style:font-weight-complex="bold"/>
    </style:style>
    <style:style style:name="P425" style:parent-style-name="Normal" style:list-style-name="LFO20" style:family="paragraph"/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P429" style:parent-style-name="Normal" style:family="paragraph">
      <style:text-properties fo:font-weight="bold" style:font-weight-asian="bold" style:font-weight-complex="bold"/>
    </style:style>
    <style:style style:name="P430" style:parent-style-name="Normal" style:list-style-name="LFO21" style:family="paragraph"/>
    <style:style style:name="T431" style:parent-style-name="DefaultParagraphFont" style:family="text">
      <style:text-properties fo:font-weight="bold" style:font-weight-asian="bold" style:font-weight-complex="bold"/>
    </style:style>
    <style:style style:name="P432" style:parent-style-name="Normal" style:list-style-name="LFO21" style:family="paragraph"/>
    <style:style style:name="T433" style:parent-style-name="DefaultParagraphFont" style:family="text">
      <style:text-properties fo:font-weight="bold" style:font-weight-asian="bold" style:font-weight-complex="bold"/>
    </style:style>
    <style:style style:name="P434" style:parent-style-name="Normal" style:list-style-name="LFO21" style:family="paragraph"/>
    <style:style style:name="T435" style:parent-style-name="DefaultParagraphFont" style:family="text">
      <style:text-properties fo:font-weight="bold" style:font-weight-asian="bold" style:font-weight-complex="bold"/>
    </style:style>
    <style:style style:name="P436" style:parent-style-name="Normal" style:list-style-name="LFO21" style:family="paragraph"/>
    <style:style style:name="T437" style:parent-style-name="DefaultParagraphFont" style:family="text">
      <style:text-properties fo:font-weight="bold" style:font-weight-asian="bold" style:font-weight-complex="bold"/>
    </style:style>
    <style:style style:name="P438" style:parent-style-name="Normal" style:list-style-name="LFO21" style:family="paragraph"/>
    <style:style style:name="T439" style:parent-style-name="DefaultParagraphFont" style:family="text">
      <style:text-properties fo:font-weight="bold" style:font-weight-asian="bold" style:font-weight-complex="bold"/>
    </style:style>
    <style:style style:name="P440" style:parent-style-name="Normal" style:family="paragraph">
      <style:text-properties fo:font-weight="bold" style:font-weight-asian="bold" style:font-weight-complex="bold"/>
    </style:style>
    <style:style style:name="P441" style:parent-style-name="Normal" style:list-style-name="LFO22" style:family="paragraph"/>
    <style:style style:name="T442" style:parent-style-name="DefaultParagraphFont" style:family="text">
      <style:text-properties fo:font-weight="bold" style:font-weight-asian="bold" style:font-weight-complex="bold"/>
    </style:style>
    <style:style style:name="P443" style:parent-style-name="Normal" style:list-style-name="LFO22" style:family="paragraph"/>
    <style:style style:name="T444" style:parent-style-name="DefaultParagraphFont" style:family="text">
      <style:text-properties fo:font-weight="bold" style:font-weight-asian="bold" style:font-weight-complex="bold"/>
    </style:style>
    <style:style style:name="P445" style:parent-style-name="Normal" style:list-style-name="LFO22" style:family="paragraph"/>
    <style:style style:name="T446" style:parent-style-name="DefaultParagraphFont" style:family="text">
      <style:text-properties fo:font-weight="bold" style:font-weight-asian="bold" style:font-weight-complex="bold"/>
    </style:style>
    <style:style style:name="P447" style:parent-style-name="Normal" style:list-style-name="LFO22" style:family="paragraph"/>
    <style:style style:name="T448" style:parent-style-name="DefaultParagraphFont" style:family="text">
      <style:text-properties fo:font-weight="bold" style:font-weight-asian="bold" style:font-weight-complex="bold"/>
    </style:style>
    <style:style style:name="P449" style:parent-style-name="Normal" style:list-style-name="LFO22" style:family="paragraph"/>
    <style:style style:name="T4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omprehensive Forest Patrolling Location Tracking App - Complete Development Prompt</text:p>
      <text:p text:style-name="Normal"><text:span text:style-name="T2">📋</text:span><text:span text:style-name="T3"><text:s/>Project Overview</text:span></text:p>
      <text:p text:style-name="Normal">Create a highly accurate, real-time location tracking Flutter application for forest patrolling with offline capabilities, multiple tracking modes, and comprehensive monitoring dashboard.</text:p>
      <text:p text:style-name="Normal"><text:span text:style-name="T4">🎯</text:span><text:span text:style-name="T5"><text:s/>Core Requirements</text:span></text:p>
      <text:p text:style-name="P6">1. Authentication &amp; Navigation</text:p>
      <text:list text:style-name="LFO1" text:continue-numbering="true">
        <text:list-item>
          <text:p text:style-name="P7"><text:span text:style-name="T8">Login Screen</text:span>: Beautiful gradient design with forest theme, dummy credentials (admin/password123)</text:p>
        </text:list-item>
        <text:list-item>
          <text:p text:style-name="P9"><text:span text:style-name="T10">Home Screen</text:span>: Permission management, mode selection access, feature overview cards</text:p>
        </text:list-item>
        <text:list-item>
          <text:p text:style-name="P11"><text:span text:style-name="T12">Mode Selection Screen</text:span>: Dedicated screen for choosing patrolling method with detailed settings</text:p>
        </text:list-item>
        <text:list-item>
          <text:p text:style-name="P13"><text:span text:style-name="T14">Patrolling Screen</text:span>: Real-time monitoring dashboard with comprehensive status information</text:p>
        </text:list-item>
      </text:list>
      <text:p text:style-name="P15">2. Location Tracking Accuracy (Critical)</text:p>
      <text:list text:style-name="LFO2" text:continue-numbering="true">
        <text:list-item>
          <text:p text:style-name="P16"><text:span text:style-name="T17">100% Accurate Coordinates</text:span>: No duplicate, invalid, or "jumping" GPS points</text:p>
        </text:list-item>
        <text:list-item>
          <text:p text:style-name="P18"><text:span text:style-name="T19">Multiple Validation Layers</text:span>:<text:s/></text:p>
          <text:list text:continue-numbering="true">
            <text:list-item>
              <text:p text:style-name="P20">GPS accuracy filtering (mode-specific thresholds)</text:p>
            </text:list-item>
            <text:list-item>
              <text:p text:style-name="P21">Speed validation (reject impossible movements)</text:p>
            </text:list-item>
            <text:list-item>
              <text:p text:style-name="P22">Distance change detection (minimum movement thresholds)</text:p>
            </text:list-item>
            <text:list-item>
              <text:p text:style-name="P23">Jump detection (reject sudden location teleportation)</text:p>
            </text:list-item>
            <text:list-item>
              <text:p text:style-name="P24">Median filtering using 3-5 sample buffer</text:p>
            </text:list-item>
          </text:list>
        </text:list-item>
        <text:list-item>
          <text:p text:style-name="P25"><text:span text:style-name="T26">Mode-Specific Optimization</text:span>: Different settings for walking, cycling, vehicles, etc.</text:p>
        </text:list-item>
      </text:list>
      <text:p text:style-name="P27">3. Patrolling Modes</text:p>
      <text:p text:style-name="Normal">Six optimized tracking modes with specific settings:</text:p>
      <text:p text:style-name="P28"/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Mode</text:p>
          </table:table-cell>
          <table:table-cell table:style-name="TableCell40">
            <text:p text:style-name="P41">Update Interval</text:p>
          </table:table-cell>
          <table:table-cell table:style-name="TableCell42">
            <text:p text:style-name="P43">Force Send</text:p>
          </table:table-cell>
          <table:table-cell table:style-name="TableCell44">
            <text:p text:style-name="P45">Max Distance</text:p>
          </table:table-cell>
          <table:table-cell table:style-name="TableCell46">
            <text:p text:style-name="P47">Max Speed</text:p>
          </table:table-cell>
          <table:table-cell table:style-name="TableCell48">
            <text:p text:style-name="P49">GPS Accuracy</text:p>
          </table:table-cell>
          <table:table-cell table:style-name="TableCell50">
            <text:p text:style-name="P51">Suggested Filtering Rules</text:p>
          </table:table-cell>
        </table:table-row>
        <table:table-row table:style-name="TableRow52">
          <table:table-cell table:style-name="TableCell53">
            <text:p text:style-name="P54">Walking</text:p>
          </table:table-cell>
          <table:table-cell table:style-name="TableCell55">
            <text:p text:style-name="P56">3s</text:p>
          </table:table-cell>
          <table:table-cell table:style-name="TableCell57">
            <text:p text:style-name="P58">10s</text:p>
          </table:table-cell>
          <table:table-cell table:style-name="TableCell59">
            <text:p text:style-name="P60">30m</text:p>
          </table:table-cell>
          <table:table-cell table:style-name="TableCell61">
            <text:p text:style-name="P62">15km/h</text:p>
          </table:table-cell>
          <table:table-cell table:style-name="TableCell63">
            <text:p text:style-name="P64">10m</text:p>
          </table:table-cell>
          <table:table-cell table:style-name="TableCell65">
            <text:p text:style-name="P66">Ignore speed &gt;15km/h or sudden single-point jumps &gt;20m; require 3+ points' consensus</text:p>
          </table:table-cell>
        </table:table-row>
        <table:table-row table:style-name="TableRow67">
          <table:table-cell table:style-name="TableCell68">
            <text:p text:style-name="P69">Cycling</text:p>
          </table:table-cell>
          <table:table-cell table:style-name="TableCell70">
            <text:p text:style-name="P71">3s</text:p>
          </table:table-cell>
          <table:table-cell table:style-name="TableCell72">
            <text:p text:style-name="P73">8s</text:p>
          </table:table-cell>
          <table:table-cell table:style-name="TableCell74">
            <text:p text:style-name="P75">50m</text:p>
          </table:table-cell>
          <table:table-cell table:style-name="TableCell76">
            <text:p text:style-name="P77">40km/h</text:p>
          </table:table-cell>
          <table:table-cell table:style-name="TableCell78">
            <text:p text:style-name="P79">10m</text:p>
          </table:table-cell>
          <table:table-cell table:style-name="TableCell80">
            <text:p text:style-name="P81">Reject points with &gt;30m offset from median; flag speeds &gt;40km/h as potential error</text:p>
          </table:table-cell>
        </table:table-row>
        <table:table-row table:style-name="TableRow82">
          <table:table-cell table:style-name="TableCell83">
            <text:p text:style-name="P84">Vehicle</text:p>
          </table:table-cell>
          <table:table-cell table:style-name="TableCell85">
            <text:p text:style-name="P86">3s</text:p>
          </table:table-cell>
          <table:table-cell table:style-name="TableCell87">
            <text:p text:style-name="P88">5s</text:p>
          </table:table-cell>
          <table:table-cell table:style-name="TableCell89">
            <text:p text:style-name="P90">100m</text:p>
          </table:table-cell>
          <table:table-cell table:style-name="TableCell91">
            <text:p text:style-name="P92">120km/h</text:p>
          </table:table-cell>
          <table:table-cell table:style-name="TableCell93">
            <text:p text:style-name="P94">10m</text:p>
          </table:table-cell>
          <table:table-cell table:style-name="TableCell95">
            <text:p text:style-name="P96">Points with error &gt;20m from previous two ignored unless speed is consistent</text:p>
          </table:table-cell>
        </table:table-row>
        <table:table-row table:style-name="TableRow97">
          <table:table-cell table:style-name="TableCell98">
            <text:p text:style-name="P99">Running</text:p>
          </table:table-cell>
          <table:table-cell table:style-name="TableCell100">
            <text:p text:style-name="P101">3s</text:p>
          </table:table-cell>
          <table:table-cell table:style-name="TableCell102">
            <text:p text:style-name="P103">7s</text:p>
          </table:table-cell>
          <table:table-cell table:style-name="TableCell104">
            <text:p text:style-name="P105">40m</text:p>
          </table:table-cell>
          <table:table-cell table:style-name="TableCell106">
            <text:p text:style-name="P107">25km/h</text:p>
          </table:table-cell>
          <table:table-cell table:style-name="TableCell108">
            <text:p text:style-name="P109">10m</text:p>
          </table:table-cell>
          <table:table-cell table:style-name="TableCell110">
            <text:p text:style-name="P111">Exclude points with speed spikes &gt;25km/h or GPS accuracy &gt;10m</text:p>
          </table:table-cell>
        </table:table-row>
        <table:table-row table:style-name="TableRow112">
          <table:table-cell table:style-name="TableCell113">
            <text:p text:style-name="P114">Motorcycle</text:p>
          </table:table-cell>
          <table:table-cell table:style-name="TableCell115">
            <text:p text:style-name="P116">2s</text:p>
          </table:table-cell>
          <table:table-cell table:style-name="TableCell117">
            <text:p text:style-name="P118">4s</text:p>
          </table:table-cell>
          <table:table-cell table:style-name="TableCell119">
            <text:p text:style-name="P120">200m</text:p>
          </table:table-cell>
          <table:table-cell table:style-name="TableCell121">
            <text:p text:style-name="P122">100km/h</text:p>
          </table:table-cell>
          <table:table-cell table:style-name="TableCell123">
            <text:p text:style-name="P124">20m</text:p>
          </table:table-cell>
          <table:table-cell table:style-name="TableCell125">
            <text:p text:style-name="P126">Ignore sudden jumps &gt;100m or speed &gt;160km/h; apply median smoothing</text:p>
          </table:table-cell>
        </table:table-row>
      </table:table>
      <text:p text:style-name="Normal"/>
      <text:p text:style-name="P127">4. API Integration</text:p>
      <text:p text:style-name="Normal"><text:span text:style-name="T128">Start Patrolling API:</text:span></text:p>
      <text:p text:style-name="Normal">POST: https://cloudbases.in/forest_patrolling/PatrollingAppTestApi/start_patrolling Parameters: patrolling_name (format: DD-MM-YY-hour-minute-second) Response: {"status": true, "data": {"patrolling_id": 3}, "message": "Patrolling started successfully"}<text:span text:style-name="T129"><text:s/></text:span></text:p>
      <text:p text:style-name="Normal"><text:span text:style-name="T130">Location Update API:</text:span></text:p>
      <text:p text:style-name="Normal">POST: https://cloudbases.in/forest_patrolling/PatrollingAppTestApi/update_patrolling_track Parameters: patrolling_id, latitude, longitude, timestamp, sequence_id Response: {"status": true, "data": {"patrolling_id": id, "latitude": lat, "longitude": lng}, "message": "Patrolling track successfully updated"}</text:p>
      <text:p text:style-name="Normal"/>
      <text:p text:style-name="P131">5. Offline Capabilities &amp; Data Integrity</text:p>
      <text:soft-page-break/>
      <text:list text:style-name="LFO3" text:continue-numbering="true">
        <text:list-item>
          <text:p text:style-name="P132">Always Store Locally: Collect and store ALL coordinates regardless of connectivity<text:s/></text:p>
        </text:list-item>
        <text:list-item>
          <text:p text:style-name="P133">Batch Network Operations: Send data to server in batches to minimize network calls<text:s/></text:p>
        </text:list-item>
        <text:list-item>
          <text:p text:style-name="P134">Unique Sequence ID: Generate unique identifier for each coordinate:<text:s/></text:p>
        </text:list-item>
        <text:list-item>
          <text:p text:style-name="P135">Format: MMDDHHMISS (Month+Date+Hour+Minutes+Seconds)</text:p>
        </text:list-item>
        <text:list-item>
          <text:p text:style-name="P136">Example: 072214253045 (July 22, 14:25:30.45)</text:p>
        </text:list-item>
        <text:list-item>
          <text:p text:style-name="P137">Alternative: Unix timestamp with milliseconds</text:p>
        </text:list-item>
        <text:list-item>
          <text:p text:style-name="P138">Timestamp Integration: Send coordinates with precise timestamp to maintain chronological order<text:s/></text:p>
        </text:list-item>
        <text:list-item>
          <text:p text:style-name="P139"><text:span text:style-name="T140">Order Preservation: Server receives coordinates with both sequence ID and timestamp for proper ordering<text:s/></text:span></text:p>
        </text:list-item>
        <text:list-item>
          <text:p text:style-name="P141"><text:span text:style-name="T142">Data Validation</text:span>: Only store and sync verified, accurate coordinates</text:p>
        </text:list-item>
      </text:list>
      <text:p text:style-name="P143">6. Enhanced Data Collection Strategy</text:p>
      <text:p text:style-name="Normal">javascript</text:p>
      <text:p text:style-name="Normal"><text:span text:style-name="T144">// Coordinate Data Structure</text:span></text:p>
      <text:p text:style-name="Normal">{</text:p>
      <text:p text:style-name="Normal"><text:s text:c="2"/>"sequence_id": "072214253045", <text:s text:c="10"/><text:span text:style-name="T145">// Unique ordering identifier</text:span></text:p>
      <text:p text:style-name="Normal"><text:s text:c="2"/>"timestamp": "2025-07-22T14:25:30.450Z",<text:s/><text:span text:style-name="T146">// ISO timestamp</text:span></text:p>
      <text:p text:style-name="Normal"><text:s text:c="2"/>"latitude": 8.123456,</text:p>
      <text:p text:style-name="Normal"><text:s text:c="2"/>"longitude": 76.654321,</text:p>
      <text:p text:style-name="Normal"><text:s text:c="2"/>"accuracy": 12.5,</text:p>
      <text:p text:style-name="Normal"><text:s text:c="2"/>"speed_kmh": 25.3,</text:p>
      <text:p text:style-name="Normal"><text:s text:c="2"/>"patrolling_id": "3",</text:p>
      <text:p text:style-name="Normal"><text:s text:c="2"/>"mode": "cycling",</text:p>
      <text:p text:style-name="Normal"><text:s text:c="2"/>"synced": false <text:s text:c="25"/><text:span text:style-name="T147">// Local sync status</text:span></text:p>
      <text:p text:style-name="Normal">}</text:p>
      <text:soft-page-break/>
      <text:p text:style-name="P148">7. Batch Sync Strategy</text:p>
      <text:list text:style-name="LFO23" text:continue-numbering="true">
        <text:list-item>
          <text:p text:style-name="P149"><text:span text:style-name="T150">Collection Phase</text:span>: Store all coordinates locally immediately</text:p>
        </text:list-item>
        <text:list-item>
          <text:p text:style-name="P151"><text:span text:style-name="T152">Batch Processing</text:span>: Send coordinates in batches of 20-50 at a time</text:p>
        </text:list-item>
        <text:list-item>
          <text:p text:style-name="P153"><text:span text:style-name="T154">Ordered Transmission</text:span>: Sort by sequence_id + timestamp before sending</text:p>
        </text:list-item>
        <text:list-item>
          <text:p text:style-name="P155"><text:span text:style-name="T156">Retry Logic</text:span>: Failed batches retry with exponential backoff</text:p>
        </text:list-item>
        <text:list-item>
          <text:p text:style-name="P157"><text:span text:style-name="T158">Progress Tracking</text:span>: Show sync progress in real-time dashboard</text:p>
        </text:list-item>
      </text:list>
      <text:p text:style-name="Normal"/>
      <text:p text:style-name="P159">8. Background Operation</text:p>
      <text:list text:style-name="LFO4" text:continue-numbering="true">
        <text:list-item>
          <text:p text:style-name="P160"><text:span text:style-name="T161">Continuous Tracking</text:span>: Works when app backgrounded or screen off</text:p>
        </text:list-item>
        <text:list-item>
          <text:p text:style-name="P162"><text:span text:style-name="T163">WorkManager Integration</text:span>: Periodic sync every 15 minutes</text:p>
        </text:list-item>
        <text:list-item>
          <text:p text:style-name="P164"><text:span text:style-name="T165">Battery Optimization</text:span>: Efficient GPS polling and data processing</text:p>
        </text:list-item>
        <text:list-item>
          <text:p text:style-name="P166"><text:span text:style-name="T167">Proper Lifecycle Management</text:span>: Handle app state changes gracefully</text:p>
        </text:list-item>
      </text:list>
      <text:p text:style-name="Normal"><text:span text:style-name="T168">🔧</text:span><text:span text:style-name="T169"><text:s/>Technical Implementation</text:span></text:p>
      <text:p text:style-name="P170">Flutter Dependencies (pubspec.yaml)</text:p>
      <text:p text:style-name="Normal">yaml</text:p>
      <text:p text:style-name="Normal">dependencies:</text:p>
      <text:p text:style-name="Normal"><text:s text:c="2"/>flutter:</text:p>
      <text:p text:style-name="Normal"><text:s text:c="4"/>sdk: flutter</text:p>
      <text:p text:style-name="Normal"><text:s text:c="2"/>geolocator: ^9.0.21</text:p>
      <text:p text:style-name="Normal"><text:s text:c="2"/>permission_handler: ^10.4.3</text:p>
      <text:p text:style-name="Normal"><text:s text:c="2"/>http: ^0.13.6</text:p>
      <text:p text:style-name="Normal"><text:s text:c="2"/>connectivity_plus: ^4.0.2</text:p>
      <text:p text:style-name="Normal"><text:s text:c="2"/>sqflite: ^2.3.0</text:p>
      <text:p text:style-name="Normal"><text:s text:c="2"/>shared_preferences: ^2.2.0</text:p>
      <text:p text:style-name="Normal"><text:s text:c="2"/>workmanager: ^0.5.1</text:p>
      <text:p text:style-name="Normal"><text:s text:c="2"/>cupertino_icons: ^1.0.2</text:p>
      <text:soft-page-break/>
      <text:p text:style-name="P171">Android Permissions (AndroidManifest.xml)</text:p>
      <text:p text:style-name="Normal">xml</text:p>
      <text:p text:style-name="Normal">&lt;uses-permission android:name="android.permission.ACCESS_FINE_LOCATION" /&gt;</text:p>
      <text:p text:style-name="Normal">&lt;uses-permission android:name="android.permission.ACCESS_COARSE_LOCATION" /&gt;</text:p>
      <text:p text:style-name="Normal">&lt;uses-permission android:name="android.permission.ACCESS_BACKGROUND_LOCATION" /&gt;</text:p>
      <text:p text:style-name="Normal">&lt;uses-permission android:name="android.permission.INTERNET" /&gt;</text:p>
      <text:p text:style-name="Normal">&lt;uses-permission android:name="android.permission.ACCESS_NETWORK_STATE" /&gt;</text:p>
      <text:p text:style-name="Normal">&lt;uses-permission android:name="android.permission.WAKE_LOCK" /&gt;</text:p>
      <text:p text:style-name="P172">Project Structure</text:p>
      <text:p text:style-name="Normal">lib/</text:p>
      <text:p text:style-name="Normal"><text:span text:style-name="T173">├</text:span><text:span text:style-name="T174">──</text:span><text:s/>main.dart</text:p>
      <text:p text:style-name="Normal"><text:span text:style-name="T175">├</text:span><text:span text:style-name="T176">──</text:span><text:s/>screens/</text:p>
      <text:p text:style-name="Normal">│ <text:s text:c="2"/><text:span text:style-name="T177">├</text:span><text:span text:style-name="T178">──</text:span><text:s/>login_screen.dart</text:p>
      <text:p text:style-name="Normal">│ <text:s text:c="2"/><text:span text:style-name="T179">├</text:span><text:span text:style-name="T180">──</text:span><text:s/>home_screen.dart</text:p>
      <text:p text:style-name="Normal">│ <text:s text:c="2"/><text:span text:style-name="T181">├</text:span><text:span text:style-name="T182">──</text:span><text:s/>mode_selection_screen.dart</text:p>
      <text:p text:style-name="Normal">│ <text:s text:c="2"/>└── patrolling_screen.dart</text:p>
      <text:p text:style-name="Normal">└── services/</text:p>
      <text:p text:style-name="Normal"><text:s text:c="4"/><text:span text:style-name="T183">├</text:span><text:span text:style-name="T184">──</text:span><text:s/>location_service.dart</text:p>
      <text:p text:style-name="Normal"><text:s text:c="4"/><text:span text:style-name="T185">├</text:span><text:span text:style-name="T186">──</text:span><text:s/>api_service.dart</text:p>
      <text:p text:style-name="Normal"><text:s text:c="4"/>└── database_service.dart</text:p>
      <text:p text:style-name="Normal"/>
      <text:p text:style-name="P187">Enhanced Location Validation Logic</text:p>
      <text:p text:style-name="Normal">dart</text:p>
      <text:p text:style-name="Normal">bool _isValidLocation(Position position) {</text:p>
      <text:p text:style-name="Normal"><text:s text:c="2"/><text:span text:style-name="T188">// 1. GPS Accuracy Check</text:span></text:p>
      <text:soft-page-break/>
      <text:p text:style-name="Normal"><text:s text:c="2"/>if (position.accuracy &gt; modeSettings.accuracyThreshold) return false;</text:p>
      <text:p text:style-name="Normal"><text:s text:c="2"/></text:p>
      <text:p text:style-name="Normal"><text:s text:c="2"/><text:span text:style-name="T189">// 2. Coordinate Range Check <text:s/></text:span></text:p>
      <text:p text:style-name="Normal"><text:s text:c="2"/>if (position.latitude.abs() &gt; 90 || position.longitude.abs() &gt; 180) return false;</text:p>
      <text:p text:style-name="Normal"><text:s text:c="2"/></text:p>
      <text:p text:style-name="Normal"><text:s text:c="2"/><text:span text:style-name="T190">// 3. Null Island Check</text:span></text:p>
      <text:p text:style-name="Normal"><text:s text:c="2"/>if (position.latitude == 0.0 &amp;&amp; position.longitude == 0.0) return false;</text:p>
      <text:p text:style-name="Normal"><text:s text:c="2"/></text:p>
      <text:p text:style-name="Normal"><text:s text:c="2"/><text:span text:style-name="T191">// 4. Maximum Distance Check (instead of minimum)</text:span></text:p>
      <text:p text:style-name="Normal"><text:s text:c="2"/>if (lastPosition != null) {</text:p>
      <text:p text:style-name="Normal"><text:s text:c="4"/>double distance = calculateDistance(lastPosition, position);</text:p>
      <text:p text:style-name="Normal"><text:s text:c="4"/>if (distance &gt; modeSettings.maxDistance) {</text:p>
      <text:p text:style-name="Normal"><text:s text:c="6"/><text:span text:style-name="T192">// Reject if movement too large (impossible jump)</text:span></text:p>
      <text:p text:style-name="Normal"><text:s text:c="6"/>return false;</text:p>
      <text:p text:style-name="Normal"><text:s text:c="4"/>}</text:p>
      <text:p text:style-name="Normal"><text:s text:c="4"/><text:span text:style-name="T193">// Accept all movements within max distance (including staying still)</text:span></text:p>
      <text:p text:style-name="Normal"><text:s text:c="2"/>}</text:p>
      <text:p text:style-name="Normal"><text:s text:c="2"/></text:p>
      <text:p text:style-name="Normal"><text:s text:c="2"/><text:span text:style-name="T194">// 5. Speed Validation</text:span></text:p>
      <text:p text:style-name="Normal"><text:s text:c="2"/>if (calculatedSpeed &gt; modeSettings.maxSpeed) return false;</text:p>
      <text:p text:style-name="Normal"><text:s text:c="2"/></text:p>
      <text:p text:style-name="Normal"><text:s text:c="2"/>return true;<text:s/><text:span text:style-name="T195">// Accept coordinate</text:span></text:p>
      <text:p text:style-name="Normal">}</text:p>
      <text:p text:style-name="P196">Batch Sync Implementation</text:p>
      <text:p text:style-name="Normal">dart</text:p>
      <text:p text:style-name="Normal">class BatchSyncManager {</text:p>
      <text:soft-page-break/>
      <text:p text:style-name="Normal"><text:s text:c="2"/>static const int BATCH_SIZE = 30;</text:p>
      <text:p text:style-name="Normal"><text:s text:c="2"/>static const Duration SYNC_INTERVAL = Duration(minutes: 10);</text:p>
      <text:p text:style-name="Normal"><text:s text:c="2"/></text:p>
      <text:p text:style-name="Normal"><text:s text:c="2"/>Future&lt;void&gt; syncBatch() async {</text:p>
      <text:p text:style-name="Normal"><text:s text:c="4"/>List&lt;Coordinate&gt; pendingCoords = await database.getPendingCoordinates(BATCH_SIZE);</text:p>
      <text:p text:style-name="Normal"><text:s text:c="4"/></text:p>
      <text:p text:style-name="Normal"><text:s text:c="4"/><text:span text:style-name="T197">// Sort by sequence_id and timestamp</text:span></text:p>
      <text:p text:style-name="Normal"><text:s text:c="4"/>pendingCoords.sort((a, b) {</text:p>
      <text:p text:style-name="Normal"><text:s text:c="6"/>int seqCompare = a.sequenceId.compareTo(b.sequenceId);</text:p>
      <text:p text:style-name="Normal"><text:s text:c="6"/>if (seqCompare != 0) return seqCompare;</text:p>
      <text:p text:style-name="Normal"><text:s text:c="6"/>return a.timestamp.compareTo(b.timestamp);</text:p>
      <text:p text:style-name="Normal"><text:s text:c="4"/>});</text:p>
      <text:p text:style-name="Normal"><text:s text:c="4"/></text:p>
      <text:p text:style-name="Normal"><text:s text:c="4"/>for (Coordinate coord in pendingCoords) {</text:p>
      <text:p text:style-name="Normal"><text:s text:c="6"/>bool success = await apiService.sendCoordinate(coord);</text:p>
      <text:p text:style-name="Normal"><text:s text:c="6"/>if (success) {</text:p>
      <text:p text:style-name="Normal"><text:s text:c="8"/>await database.markSynced(coord.id);</text:p>
      <text:p text:style-name="Normal"><text:s text:c="6"/>} else {</text:p>
      <text:p text:style-name="Normal"><text:s text:c="8"/>break;<text:s/><text:span text:style-name="T198">// Stop batch if any fails to maintain order</text:span></text:p>
      <text:p text:style-name="Normal"><text:s text:c="6"/>}</text:p>
      <text:p text:style-name="Normal"><text:s text:c="6"/></text:p>
      <text:p text:style-name="Normal"><text:s text:c="6"/><text:span text:style-name="T199">// Small delay to maintain server order</text:span></text:p>
      <text:p text:style-name="Normal"><text:s text:c="6"/>await Future.delayed(Duration(milliseconds: 200));</text:p>
      <text:p text:style-name="Normal"><text:s text:c="4"/>}</text:p>
      <text:p text:style-name="Normal"><text:s text:c="2"/>}</text:p>
      <text:soft-page-break/>
      <text:p text:style-name="Normal">}</text:p>
      <text:p text:style-name="Normal"/>
      <text:p text:style-name="Normal"><text:span text:style-name="T200">📊</text:span><text:span text:style-name="T201"><text:s/>Real-time Monitoring Dashboard</text:span></text:p>
      <text:p text:style-name="P202">Statistics Display</text:p>
      <text:list text:style-name="LFO5" text:continue-numbering="true">
        <text:list-item>
          <text:p text:style-name="P203"><text:span text:style-name="T204">Total Coordinates</text:span>: All captured coordinates (regardless of sync status)<text:s/></text:p>
        </text:list-item>
        <text:list-item>
          <text:p text:style-name="P205"><text:span text:style-name="T206">Stored Locally</text:span>: Count of coordinates in local database<text:s/></text:p>
        </text:list-item>
        <text:list-item>
          <text:p text:style-name="P207"><text:span text:style-name="T208">Synced to Server</text:span>: Successfully transmitted coordinates<text:s/></text:p>
        </text:list-item>
        <text:list-item>
          <text:p text:style-name="P209"><text:span text:style-name="T210">Pending Sync</text:span>: Coordinates waiting for transmission<text:s/></text:p>
        </text:list-item>
        <text:list-item>
          <text:p text:style-name="P211"><text:span text:style-name="T212">Current Speed</text:span>: Real-time speed in km/h<text:s/></text:p>
        </text:list-item>
        <text:list-item>
          <text:p text:style-name="P213"><text:span text:style-name="T214">Last Coordinate</text:span>: Most recent coordinate with timestamp<text:s/></text:p>
        </text:list-item>
        <text:list-item>
          <text:p text:style-name="P215"><text:span text:style-name="T216">Sync Progress</text:span>: Real-time batch sync progress indicator</text:p>
        </text:list-item>
        <text:list-item>
          <text:p text:style-name="P217"><text:span text:style-name="T218">GPS Updates Counter</text:span>: Total location captures</text:p>
        </text:list-item>
        <text:list-item>
          <text:p text:style-name="P219"><text:span text:style-name="T220">Connection Status</text:span>: Online/Offline indicator</text:p>
        </text:list-item>
        <text:list-item>
          <text:p text:style-name="P221"><text:span text:style-name="T222">Last Update Time</text:span>: Timestamp of latest coordinate</text:p>
        </text:list-item>
      </text:list>
      <text:p text:style-name="P223">Batch Sync Status</text:p>
      <text:list text:style-name="LFO24" text:continue-numbering="true">
        <text:list-item>
          <text:p text:style-name="P224"><text:span text:style-name="T225">Sync Queue Size</text:span>: Number of coordinates pending upload</text:p>
        </text:list-item>
        <text:list-item>
          <text:p text:style-name="P226"><text:span text:style-name="T227">Last Sync Time</text:span>: When last batch was processed</text:p>
        </text:list-item>
        <text:list-item>
          <text:p text:style-name="P228"><text:span text:style-name="T229">Sync Success Rate</text:span>: Percentage of successful transmissions</text:p>
        </text:list-item>
        <text:list-item>
          <text:p text:style-name="P230"><text:span text:style-name="T231">Network Status</text:span>: Online/Offline with quality indicator</text:p>
        </text:list-item>
      </text:list>
      <text:p text:style-name="P232"><text:span text:style-name="T233">🔒</text:span><text:span text:style-name="T234"><text:s/>Updated Data Validation &amp; Quality Assurance</text:span></text:p>
      <text:p text:style-name="P235">GPS Validation Pipeline (Modified)</text:p>
      <text:list text:style-name="LFO25" text:continue-numbering="true">
        <text:list-item>
          <text:p text:style-name="P236"><text:span text:style-name="T237">Accuracy Check</text:span>: Reject coordinates with poor GPS accuracy</text:p>
        </text:list-item>
        <text:list-item>
          <text:p text:style-name="P238"><text:span text:style-name="T239">Coordinate Validation</text:span>: Verify lat/lng within valid ranges</text:p>
        </text:list-item>
        <text:list-item>
          <text:p text:style-name="P240"><text:span text:style-name="T241">Null Island Check</text:span>: Reject (0,0) coordinates</text:p>
        </text:list-item>
        <text:list-item>
          <text:p text:style-name="P242"><text:span text:style-name="T243">Maximum Distance Validation</text:span>: Reject only if movement exceeds realistic maximum</text:p>
        </text:list-item>
        <text:list-item>
          <text:p text:style-name="P244"><text:span text:style-name="T245">Speed Validation</text:span>: Reject physically impossible movements</text:p>
        </text:list-item>
        <text:list-item>
          <text:p text:style-name="P246"><text:span text:style-name="T247">Buffer Validation</text:span>: Median filtering of multiple samples</text:p>
        </text:list-item>
        <text:list-item>
          <text:p text:style-name="P248"><text:span text:style-name="T249">Always Store Valid</text:span>: Store all valid coordinates locally immediately</text:p>
        </text:list-item>
      </text:list>
      <text:p text:style-name="P250">Efficient Batch Operations</text:p>
      <text:list text:style-name="LFO26" text:continue-numbering="true">
        <text:list-item>
          <text:p text:style-name="P251"><text:span text:style-name="T252">Batch Size</text:span>: 20-50 coordinates per transmission</text:p>
        </text:list-item>
        <text:list-item>
          <text:p text:style-name="P253"><text:span text:style-name="T254">Smart Timing</text:span>: Sync when network quality is good</text:p>
        </text:list-item>
        <text:list-item>
          <text:p text:style-name="P255"><text:span text:style-name="T256">Progressive Sync</text:span>: Show real-time progress to user</text:p>
        </text:list-item>
        <text:list-item>
          <text:p text:style-name="P257"><text:span text:style-name="T258">Failure Recovery</text:span>: Retry failed batches with backoff</text:p>
        </text:list-item>
      </text:list>
      <text:p text:style-name="P259"/>
      <text:p text:style-name="P260">Smart Suggestions System</text:p>
      <text:list text:style-name="LFO6" text:continue-numbering="true">
        <text:list-item>
          <text:p text:style-name="P261"><text:span text:style-name="T262">GPS Accuracy Alerts</text:span>: Move to open area if accuracy &gt; threshold</text:p>
        </text:list-item>
        <text:list-item>
          <text:p text:style-name="P263"><text:span text:style-name="T264">Connection Issues</text:span>: Warnings for server communication problems</text:p>
        </text:list-item>
        <text:list-item>
          <text:p text:style-name="P265"><text:span text:style-name="T266">Offline Mode Status</text:span>: Show pending sync count</text:p>
        </text:list-item>
        <text:list-item>
          <text:p text:style-name="P267"><text:span text:style-name="T268">Movement Detection</text:span>: Confirm tracking is working properly</text:p>
        </text:list-item>
      </text:list>
      <text:p text:style-name="P269">Activity Log</text:p>
      <text:list text:style-name="LFO7" text:continue-numbering="true">
        <text:list-item>
          <text:p text:style-name="P270"><text:span text:style-name="T271">Timestamped Events</text:span>: Real-time activity with exact timestamps</text:p>
        </text:list-item>
        <text:list-item>
          <text:p text:style-name="P272"><text:span text:style-name="T273">Status Messages</text:span>: Session start, location updates, server sync, errors</text:p>
        </text:list-item>
        <text:list-item>
          <text:p text:style-name="P274"><text:span text:style-name="T275">Last 5 Activities</text:span>: Chronological display with emoji indicators</text:p>
        </text:list-item>
      </text:list>
      <text:p text:style-name="Normal"><text:span text:style-name="T276">🎨</text:span><text:span text:style-name="T277"><text:s/>UI/UX Design Requirements</text:span></text:p>
      <text:p text:style-name="P278">Visual Design</text:p>
      <text:list text:style-name="LFO8" text:continue-numbering="true">
        <text:list-item>
          <text:p text:style-name="P279"><text:span text:style-name="T280">Forest Theme</text:span>: Green gradient backgrounds, nature-inspired colors</text:p>
        </text:list-item>
        <text:list-item>
          <text:p text:style-name="P281"><text:span text:style-name="T282">Modern Cards</text:span>: Elevated cards with rounded corners and shadows</text:p>
        </text:list-item>
        <text:list-item>
          <text:p text:style-name="P283"><text:span text:style-name="T284">Responsive Layout</text:span>: Adaptive design for different screen sizes</text:p>
        </text:list-item>
        <text:list-item>
          <text:p text:style-name="P285"><text:span text:style-name="T286">Intuitive Icons</text:span>: Clear, recognizable icons for all functions</text:p>
        </text:list-item>
      </text:list>
      <text:p text:style-name="P287">Mode Selection Interface</text:p>
      <text:list text:style-name="LFO9" text:continue-numbering="true">
        <text:list-item>
          <text:p text:style-name="P288"><text:span text:style-name="T289">Grid Layout</text:span>: 2x3 grid of mode cards with animations</text:p>
        </text:list-item>
        <text:list-item>
          <text:p text:style-name="P290"><text:span text:style-name="T291">Visual Feedback</text:span>: Selected mode highlighting and badges</text:p>
        </text:list-item>
        <text:list-item>
          <text:p text:style-name="P292"><text:span text:style-name="T293">Mode Details</text:span>: Speed ranges, update frequencies, accuracy info</text:p>
        </text:list-item>
        <text:list-item>
          <text:p text:style-name="P294"><text:span text:style-name="T295">Smart Validation</text:span>: Only enable start when mode selected</text:p>
        </text:list-item>
      </text:list>
      <text:p text:style-name="P296">Real-time Updates</text:p>
      <text:list text:style-name="LFO10" text:continue-numbering="true">
        <text:list-item>
          <text:p text:style-name="P297"><text:span text:style-name="T298">Live Counters</text:span>: Update statistics every second</text:p>
        </text:list-item>
        <text:list-item>
          <text:p text:style-name="P299"><text:span text:style-name="T300">Progress Indicators</text:span>: Visual feedback for all operations</text:p>
        </text:list-item>
        <text:list-item>
          <text:p text:style-name="P301"><text:span text:style-name="T302">Color Coding</text:span>: Green for success, orange for warnings, red for errors</text:p>
        </text:list-item>
        <text:list-item>
          <text:p text:style-name="P303"><text:span text:style-name="T304">Monospace Fonts</text:span>: Technical data like coordinates and timestamps</text:p>
        </text:list-item>
      </text:list>
      <text:p text:style-name="Normal"><text:span text:style-name="T305">🔒</text:span><text:span text:style-name="T306"><text:s/>Data Validation &amp; Quality Assurance</text:span></text:p>
      <text:p text:style-name="P307">GPS Validation Pipeline</text:p>
      <text:list text:style-name="LFO11" text:continue-numbering="true">
        <text:list-item>
          <text:p text:style-name="P308"><text:span text:style-name="T309">Accuracy Check</text:span>: Reject coordinates with poor GPS accuracy</text:p>
        </text:list-item>
        <text:list-item>
          <text:p text:style-name="P310"><text:span text:style-name="T311">Coordinate Validation</text:span>: Verify lat/lng within valid ranges</text:p>
        </text:list-item>
        <text:list-item>
          <text:p text:style-name="P312"><text:span text:style-name="T313">Null Island Check</text:span>: Reject (0,0) coordinates</text:p>
        </text:list-item>
        <text:list-item>
          <text:p text:style-name="P314"><text:span text:style-name="T315">Distance Validation</text:span>: Ensure minimum movement between points</text:p>
        </text:list-item>
        <text:list-item>
          <text:p text:style-name="P316"><text:span text:style-name="T317">Speed Validation</text:span>: Reject physically impossible movements</text:p>
        </text:list-item>
        <text:list-item>
          <text:p text:style-name="P318"><text:span text:style-name="T319">Jump Detection</text:span>: Prevent sudden location teleportation</text:p>
        </text:list-item>
        <text:list-item>
          <text:p text:style-name="P320"><text:span text:style-name="T321">Buffer Validation</text:span>: Median filtering of multiple samples</text:p>
        </text:list-item>
      </text:list>
      <text:p text:style-name="P322">Data Integrity</text:p>
      <text:list text:style-name="LFO12" text:continue-numbering="true">
        <text:list-item>
          <text:p text:style-name="P323"><text:span text:style-name="T324">Sequence Numbers</text:span>: Maintain proper ordering of coordinates</text:p>
        </text:list-item>
        <text:list-item>
          <text:p text:style-name="P325"><text:span text:style-name="T326">Timestamp Validation</text:span>: Ensure chronological consistency</text:p>
        </text:list-item>
        <text:list-item>
          <text:p text:style-name="P327"><text:span text:style-name="T328">Duplicate Prevention</text:span>: No repeated coordinates within threshold</text:p>
        </text:list-item>
        <text:list-item>
          <text:p text:style-name="P329"><text:span text:style-name="T330">Error Handling</text:span>: Graceful handling of GPS timeouts and failures</text:p>
        </text:list-item>
      </text:list>
      <text:p text:style-name="Normal"><text:span text:style-name="T331">🌐</text:span><text:span text:style-name="T332"><text:s/>Network &amp; Sync Management</text:span></text:p>
      <text:p text:style-name="P333">Connection Handling</text:p>
      <text:list text:style-name="LFO13" text:continue-numbering="true">
        <text:list-item>
          <text:p text:style-name="P334"><text:span text:style-name="T335">Automatic Detection</text:span>: Monitor network connectivity changes</text:p>
        </text:list-item>
        <text:list-item>
          <text:p text:style-name="P336"><text:span text:style-name="T337">Priority Sync</text:span>: Always sync offline data before new coordinates</text:p>
        </text:list-item>
        <text:list-item>
          <text:p text:style-name="P338"><text:span text:style-name="T339">Batch Processing</text:span>: Efficient bulk sync operations</text:p>
        </text:list-item>
        <text:list-item>
          <text:p text:style-name="P340"><text:span text:style-name="T341">Rate Limiting</text:span>: Proper delays between API calls to maintain server order</text:p>
        </text:list-item>
      </text:list>
      <text:p text:style-name="P342">Offline Strategy</text:p>
      <text:list text:style-name="LFO14" text:continue-numbering="true">
        <text:list-item>
          <text:p text:style-name="P343"><text:span text:style-name="T344">Local Storage</text:span>: SQLite database with proper indexing</text:p>
        </text:list-item>
        <text:list-item>
          <text:p text:style-name="P345"><text:span text:style-name="T346">Data Queuing</text:span>: FIFO queue for pending sync operations</text:p>
        </text:list-item>
        <text:list-item>
          <text:p text:style-name="P347"><text:span text:style-name="T348">Conflict Resolution</text:span>: Handle timestamp and sequence conflicts</text:p>
        </text:list-item>
        <text:list-item>
          <text:p text:style-name="P349"><text:span text:style-name="T350">Storage Cleanup</text:span>: Remove old synced data periodically</text:p>
        </text:list-item>
      </text:list>
      <text:p text:style-name="Normal"><text:span text:style-name="T351">📱</text:span><text:span text:style-name="T352"><text:s/>Testing &amp; Validation</text:span></text:p>
      <text:p text:style-name="P353">Accuracy Testing</text:p>
      <text:list text:style-name="LFO15" text:continue-numbering="true">
        <text:list-item>
          <text:p text:style-name="P354"><text:span text:style-name="T355">Walking Test</text:span>: 100m walk should generate 8-12 coordinates</text:p>
        </text:list-item>
        <text:list-item>
          <text:p text:style-name="P356"><text:span text:style-name="T357">Vehicle Test</text:span>: 12km drive should generate 150-240 coordinates</text:p>
        </text:list-item>
        <text:list-item>
          <text:p text:style-name="P358"><text:span text:style-name="T359">Path Accuracy</text:span>: Map should follow actual roads/paths, not straight lines</text:p>
        </text:list-item>
        <text:list-item>
          <text:p text:style-name="P360"><text:span text:style-name="T361">No Zigzag Lines</text:span>: Proper chronological ordering prevents erratic paths</text:p>
        </text:list-item>
      </text:list>
      <text:p text:style-name="P362">Console Debugging</text:p>
      <text:p text:style-name="Normal"><text:span text:style-name="T363">🎯</text:span><text:s/>Patrolling mode: Vehicle</text:p>
      <text:p text:style-name="Normal"><text:span text:style-name="T364">📏</text:span><text:s/>Distance: 25.3m, Speed: 45.2 km/h (Vehicle mode)</text:p>
      <text:p text:style-name="Normal"><text:span text:style-name="T365">⏰</text:span><text:s/>Force sending due to Vehicle mode interval (5s)</text:p>
      <text:p text:style-name="Normal"><text:span text:style-name="T366">✅</text:span><text:s/>Valid location (Vehicle): 8.123456, 76.654321 (12.5m, 45.2 km/h)</text:p>
      <text:p text:style-name="Normal"><text:span text:style-name="T367">🌐</text:span><text:s/>Location #15 sent to server successfully</text:p>
      <text:p text:style-name="P368">Performance Metrics</text:p>
      <text:list text:style-name="LFO16" text:continue-numbering="true">
        <text:list-item>
          <text:p text:style-name="P369"><text:span text:style-name="T370">Update Frequency</text:span>: Verify mode-specific intervals</text:p>
        </text:list-item>
        <text:list-item>
          <text:p text:style-name="P371"><text:span text:style-name="T372">Battery Usage</text:span>: Monitor GPS and network efficiency</text:p>
        </text:list-item>
        <text:list-item>
          <text:p text:style-name="P373"><text:span text:style-name="T374">Memory Usage</text:span>: Check for leaks in long sessions</text:p>
        </text:list-item>
        <text:list-item>
          <text:p text:style-name="P375"><text:span text:style-name="T376">Data Usage</text:span>: Optimize API call frequency</text:p>
        </text:list-item>
      </text:list>
      <text:p text:style-name="Normal"><text:span text:style-name="T377">🔮</text:span><text:span text:style-name="T378"><text:s/>Future Enhancement Framework</text:span></text:p>
      <text:soft-page-break/>
      <text:p text:style-name="P379">Extensible Mode Selection</text:p>
      <text:list text:style-name="LFO17" text:continue-numbering="true">
        <text:list-item>
          <text:p text:style-name="P380"><text:span text:style-name="T381">Starting Point</text:span>: GPS coordinates or address selection</text:p>
        </text:list-item>
        <text:list-item>
          <text:p text:style-name="P382"><text:span text:style-name="T383">User Information</text:span>: Name, badge number, team assignment</text:p>
        </text:list-item>
        <text:list-item>
          <text:p text:style-name="P384"><text:span text:style-name="T385">Team Size</text:span>: Number of patrol members</text:p>
        </text:list-item>
        <text:list-item>
          <text:p text:style-name="P386"><text:span text:style-name="T387">Equipment Checklist</text:span>: Required gear verification</text:p>
        </text:list-item>
        <text:list-item>
          <text:p text:style-name="P388"><text:span text:style-name="T389">Weather Conditions</text:span>: Environmental data logging</text:p>
        </text:list-item>
        <text:list-item>
          <text:p text:style-name="P390"><text:span text:style-name="T391">Patrol Route</text:span>: Predefined path selection</text:p>
        </text:list-item>
      </text:list>
      <text:p text:style-name="P392">Advanced Features</text:p>
      <text:list text:style-name="LFO18" text:continue-numbering="true">
        <text:list-item>
          <text:p text:style-name="P393"><text:span text:style-name="T394">Geofencing</text:span>: Automatic alerts for boundary violations</text:p>
        </text:list-item>
        <text:list-item>
          <text:p text:style-name="P395"><text:span text:style-name="T396">Emergency Alerts</text:span>: Panic button with location broadcast</text:p>
        </text:list-item>
        <text:list-item>
          <text:p text:style-name="P397"><text:span text:style-name="T398">Photo Logging</text:span>: Geotagged incident documentation</text:p>
        </text:list-item>
        <text:list-item>
          <text:p text:style-name="P399"><text:span text:style-name="T400">Voice Notes</text:span>: Audio logging with location stamps</text:p>
        </text:list-item>
        <text:list-item>
          <text:p text:style-name="P401"><text:span text:style-name="T402">Route Analytics</text:span>: Statistical analysis of patrol patterns</text:p>
        </text:list-item>
      </text:list>
      <text:p text:style-name="Normal"><text:span text:style-name="T403">🎯</text:span><text:span text:style-name="T404"><text:s/>Success Criteria</text:span></text:p>
      <text:p text:style-name="P405">Primary Goals</text:p>
      <text:list text:style-name="LFO19" text:continue-numbering="true">
        <text:list-item>
          <text:p text:style-name="P406"><text:span text:style-name="T407">100% Accurate Tracking</text:span>: No duplicate or invalid coordinates</text:p>
        </text:list-item>
        <text:list-item>
          <text:p text:style-name="P408"><text:span text:style-name="T409">Detailed Path Mapping</text:span>: Sufficient points for animation (1 per 50-80m)</text:p>
        </text:list-item>
        <text:list-item>
          <text:p text:style-name="P410"><text:span text:style-name="T411">Reliable Offline Operation</text:span>: No data loss during connection issues</text:p>
        </text:list-item>
        <text:list-item>
          <text:p text:style-name="P412"><text:span text:style-name="T413">Comprehensive Monitoring</text:span>: Real-time status and diagnostics</text:p>
        </text:list-item>
        <text:list-item>
          <text:p text:style-name="P414"><text:span text:style-name="T415">Mode Optimization</text:span>: Appropriate settings for different patrol types</text:p>
        </text:list-item>
      </text:list>
      <text:p text:style-name="P416">Performance Targets</text:p>
      <text:list text:style-name="LFO20" text:continue-numbering="true">
        <text:list-item>
          <text:p text:style-name="P417"><text:span text:style-name="T418">Location Accuracy</text:span>: Within 5-10 meters for optimal conditions</text:p>
        </text:list-item>
        <text:list-item>
          <text:p text:style-name="P419"><text:span text:style-name="T420">Update Frequency</text:span>: 3-8 seconds based on patrol mode</text:p>
        </text:list-item>
        <text:list-item>
          <text:p text:style-name="P421"><text:span text:style-name="T422">Offline Capacity</text:span>: Store minimum 1000 coordinates locally</text:p>
        </text:list-item>
        <text:list-item>
          <text:p text:style-name="P423"><text:span text:style-name="T424">Sync Efficiency</text:span>: Process offline data within 30 seconds</text:p>
        </text:list-item>
        <text:list-item>
          <text:p text:style-name="P425"><text:span text:style-name="T426">Battery Life</text:span>: 8+ hours continuous operation</text:p>
        </text:list-item>
      </text:list>
      <text:soft-page-break/>
      <text:p text:style-name="Normal"><text:span text:style-name="T427">💡</text:span><text:span text:style-name="T428"><text:s/>Implementation Notes</text:span></text:p>
      <text:p text:style-name="P429">Critical Success Factors</text:p>
      <text:list text:style-name="LFO21" text:continue-numbering="true">
        <text:list-item>
          <text:p text:style-name="P430"><text:span text:style-name="T431">Test on Real Device</text:span>: GPS functionality requires physical hardware</text:p>
        </text:list-item>
        <text:list-item>
          <text:p text:style-name="P432"><text:span text:style-name="T433">Grant All Permissions</text:span>: Especially "Allow all the time" for background location</text:p>
        </text:list-item>
        <text:list-item>
          <text:p text:style-name="P434"><text:span text:style-name="T435">Proper Mode Selection</text:span>: Choose appropriate mode for patrol type</text:p>
        </text:list-item>
        <text:list-item>
          <text:p text:style-name="P436"><text:span text:style-name="T437">Monitor Console Logs</text:span>: Detailed debugging information for troubleshooting</text:p>
        </text:list-item>
        <text:list-item>
          <text:p text:style-name="P438"><text:span text:style-name="T439">Validate Map Output</text:span>: Verify path accuracy on backend map visualization</text:p>
        </text:list-item>
      </text:list>
      <text:p text:style-name="P440">Common Pitfalls to Avoid</text:p>
      <text:list text:style-name="LFO22" text:continue-numbering="true">
        <text:list-item>
          <text:p text:style-name="P441"><text:span text:style-name="T442">LocalStorage Usage</text:span>: Not supported in Flutter artifacts</text:p>
        </text:list-item>
        <text:list-item>
          <text:p text:style-name="P443"><text:span text:style-name="T444">Duplicate Coordinates</text:span>: Implement proper distance thresholds</text:p>
        </text:list-item>
        <text:list-item>
          <text:p text:style-name="P445"><text:span text:style-name="T446">Wrong Ordering</text:span>: Maintain sequence numbers and timestamps</text:p>
        </text:list-item>
        <text:list-item>
          <text:p text:style-name="P447"><text:span text:style-name="T448">Poor GPS Handling</text:span>: Implement timeout and fallback mechanisms</text:p>
        </text:list-item>
        <text:list-item>
          <text:p text:style-name="P449"><text:span text:style-name="T450">Background Limitations</text:span>: Proper service configuration required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indukrishna P</meta:initial-creator>
    <dc:creator>Chindukrishna P</dc:creator>
    <meta:creation-date>2025-07-22T04:00:00Z</meta:creation-date>
    <dc:date>2025-07-22T04:28:00Z</dc:date>
    <meta:template xlink:href="Normal.dotm" xlink:type="simple"/>
    <meta:editing-cycles>2</meta:editing-cycles>
    <meta:editing-duration>PT1620S</meta:editing-duration>
    <meta:document-statistic meta:page-count="13" meta:paragraph-count="27" meta:word-count="2065" meta:character-count="13814" meta:row-count="98" meta:non-whitespace-character-count="11776"/>
  </office:meta>
</office:document-meta>
</file>